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 svg:font-family="tahoma, sans-serif"/>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text-align="start" style:justify-single-word="false" fo:orphans="2" fo:widows="2" fo:text-indent="0cm" style:auto-text-indent="false"/>
    </style:style>
    <style:style style:name="P2" style:family="paragraph" style:parent-style-name="Standard" style:list-style-name="L1"/>
    <style:style style:name="P3" style:family="paragraph" style:parent-style-name="Standard" style:list-style-name="L2"/>
    <style:style style:name="P4" style:family="paragraph" style:parent-style-name="Standard" style:list-style-name="L3"/>
    <style:style style:name="P5"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22222" style:font-name="tahoma" fo:font-size="12pt" fo:letter-spacing="normal" fo:font-style="normal" fo:font-weight="normal"/>
    </style:style>
    <style:style style:name="P6" style:family="paragraph" style:parent-style-name="Standard">
      <style:paragraph-properties fo:margin-left="0cm" fo:margin-right="0cm" fo:text-align="start" style:justify-single-word="false" fo:orphans="2" fo:widows="2" fo:text-indent="0cm" style:auto-text-indent="false"/>
    </style:style>
    <style:style style:name="T1" style:family="text">
      <style:text-properties fo:font-variant="normal" fo:text-transform="none" fo:color="#222222" style:font-name="tahoma" fo:font-size="12pt" fo:letter-spacing="normal" fo:font-style="normal" fo:font-weight="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REFACE FOR PARENTS AND CURIOUS KIDS:</text:p>
      <text:p text:style-name="Standard">This booklet is for bold young minds and the grownups who trust them. It talks about real things: love, loss, lies, truth, aging, freedom, AI, and yes, even poop. It’s written for kids aged 9+ who ask big questions and parents who’d rather teach truth gently than hide it badly. Ten or twenty years ago, most of this would’ve shocked teachers and tiptoed past librarians. Now it just might save your brain. </text:p>
      <text:p text:style-name="TitleStyle"/>
      <text:p text:style-name="TitleStyle">How to Grow Up Without Losing Your Magic</text:p>
      <text:p text:style-name="SubtitleStyle">A bedtime guide for curious kids and their progressive parents, told by someone who's made it to 100, more or less intact.</text:p>
      <text:h text:style-name="Heading_20_1" text:outline-level="1"/>
      <text:h text:style-name="Heading_20_1" text:outline-level="1">Chapter 1: The Secret of the Extra Hour</text:h>
      <text:p text:style-name="Standard">Hello, young time-traveller. I’m Old Man Grumps, but you can call me Grumps for short. Can you believe that I have been alive for one-hundred years? <text:s/>I once had hair as thick as a bear’s butt in winter, but now I’ve only got about three hairs left, and each one's got its own opinion. </text:p>
      <text:p text:style-name="Standard"/>
      <text:p text:style-name="Standard">I think I lived this long so I could tell you some secrets that nobody knows, unless they are very, very old. <text:s/>Together, we are going to share some stories about things people never realize, until it is too late— things about growing up, staying weird, making peace with your teeth, and learning to love robots (more on that later). You’ll hear from me, my extremely opinionated cat, Upsnuffacus, and a time-traveling robot named &lt;&gt;. Yes, that’s right. The robot is *you* — from the future! </text:p>
      <text:p text:style-name="Standard"/>
      <text:p text:style-name="Standard"/>
      <text:p text:style-name="Standard">Let’s begin with a secret I wish someone had told me when I was your age: <text:s/>If you wake up an hour before the world, you get to own that hour. No chores. No emails. No barking teachers. Just you, your brain, and maybe a snack if no one's watching. </text:p>
      <text:p text:style-name="Standard"/>
      <text:p text:style-name="Standard">When you awake, do this:</text:p>
      <text:list xml:id="list1388176978739681862" text:style-name="L1">
        <text:list-item>
          <text:p text:style-name="P2">Stretch like a hero waking up in a castle.</text:p>
        </text:list-item>
        <text:list-item>
          <text:p text:style-name="P2">Wash your face like you're preparing for a duel with destiny. </text:p>
        </text:list-item>
        <text:list-item>
          <text:p text:style-name="P2">Eat something that doesn’t turn your brain cells to poop — real food, not colorful sugar-poison. </text:p>
        </text:list-item>
        <text:list-item>
          <text:p text:style-name="P2">Find something to do that the future-you will say THANK YOU for. </text:p>
        </text:list-item>
      </text:list>
      <text:p text:style-name="Standard"/>
      <text:p text:style-name="Standard"/>
      <text:p text:style-name="Standard">You can steal back an hour every single day, just by getting up early. <text:s/>Each time you do this you're secretly training to become a wizard. Not the kind with pointy-hats. The kind that can build stuff, learn fast and stay kind when other people are still acting like sleepy potatoe-heads. </text:p>
      <text:h text:style-name="Heading_20_2" text:outline-level="2">Life Questions:</text:h>
      <text:list xml:id="list1341495718656868687" text:style-name="L2">
        <text:list-item>
          <text:p text:style-name="P3">What makes mornings hard, and how could they be more fun?</text:p>
        </text:list-item>
        <text:list-item>
          <text:p text:style-name="P3">What is a good bed-time for kids who want to wake up early?</text:p>
        </text:list-item>
        <text:list-item>
          <text:p text:style-name="P3">What would you do with an hour that no one else gets?</text:p>
        </text:list-item>
      </text:list>
      <text:p text:style-name="Standard"/>
      <text:p text:style-name="Standard"/>
      <text:p text:style-name="Standard"><text:soft-page-break/>The next chapters continue our story, with lessons about teeth, love, AI, growing up, reality, and other beautifully messy things that only an older person could teach you.</text:p>
      <text:h text:style-name="Heading_20_1" text:outline-level="1">Chapter 2: Teeth, Guts, and the Machines That Notice</text:h>
      <text:p text:style-name="Standard">When you get old, your teeth start to fall out. <text:s/>Can you imagine having only gums? <text:s/>No teeth? <text:s/>It makes you look like you ate a bitter-lemon, with vinegar, and salt, and worms. <text:s/>Does that sound yummy? <text:s/>No? <text:s/>So, brush your teeth, kid. </text:p>
      <text:p text:style-name="Standard"/>
      <text:p text:style-name="Standard">Don't just brush your teeth because adults tell you to. <text:s/>Brush them because your mouth is the front door to your entire body. When you leave it dirty, bad guests sneak in, like bacterial infections that rots your teeth away, and dragon-breath, and even diseases that can damage your heart and brain, later in life. </text:p>
      <text:p text:style-name="Standard"/>
      <text:p text:style-name="Standard">I once knew a kid who lost half his confidence because of a stinky mouth. He became a hermit named Stenchbeard. True story. Sort of. <text:s/>Nobody wanted to go near him, but nobody wanted to be rude to him either, so he never knew he smelled bad. <text:s/>He missed out on so much fun, and he got sick from all the bacteria growing inside his mouth, and eventually he became an ogre. <text:s/>Yep, there is not much else you can do if your name is Stenchbeard and you smell like a cat's bottom. <text:s/>Oh, sorry Upsnuffacus!</text:p>
      <text:p text:style-name="Standard"/>
      <text:p text:style-name="Standard">So, use a toothbrush. <text:s/>Some toothbrushes are even electric, they do half the work for you. <text:s/>And they have a timer, because when your brain gets bored, it lies to you about how long you have been brushing. Also, floss your teeth, but do this gently. And visit a dentist or a hygienist, at least every 6-months. If your gums ever bleed, that’s your mouth crying, so listen to it. <text:s/>Respect your mouth and your mouth will not turn you into a Stenchbeard. </text:p>
      <text:p text:style-name="Standard"/>
      <text:p text:style-name="Standard">And what about your guts? <text:s/>What do you think a old farty-pants like me would say about guts? <text:s/>Well, your guts are your second brain. <text:s/>Do not allow yourself to be tricked by the “beige parade” of fries, pizza crusts, and cookies. <text:s/>Instead, feed your guts with healthy colors—the colors that come from veggies and fruit, because these colors contain fiber. <text:s/>Fibre is what holds your poop together. <text:s/>Without fibre, you will poop will spray out like a broken fire hydrant, and that is not good for your guts at all. <text:s/>Oh, and drink lots of water. <text:s/>Water is the most important drink there is. <text:s/></text:p>
      <text:p text:style-name="Standard"/>
      <text:p text:style-name="Standard">When your body is clean, calm, and fuelled properly, your mind can also work better. <text:s/>The secret of living to be 100-years old, is clean teeth, good food, and of course, lots of exercise. <text:s/>We will discuss exercise in the next chapter. <text:s/></text:p>
      <text:h text:style-name="Heading_20_2" text:outline-level="2">Life Questions:</text:h>
      <text:list xml:id="list37715964" text:continue-numbering="true" text:style-name="L2">
        <text:list-item>
          <text:p text:style-name="P3">**Insert a fun/relevant question here**</text:p>
        </text:list-item>
        <text:list-item>
          <text:p text:style-name="P3">**Insert a fun/relevant question here**</text:p>
        </text:list-item>
      </text:list>
      <text:h text:style-name="Heading_20_1" text:outline-level="1">Chapter 3: How to Love Without Getting Glued</text:h>
      <text:p text:style-name="Standard">Love is like a fire. Beautiful, warm — but don’t hold on to it so tightly that it burns your fingers. <text:s/>You can love many people at once. Friends, family, your frog collection. That’s natural. But when love becomes a *promise*, be careful what kind of promise it is. </text:p>
      <text:p text:style-name="Standard"/>
      <text:p text:style-name="Standard">Romantic love makes people act very silly. They write songs. They stop eating vegetables. Some even tattoo other people’s names onto their arms or backsides. <text:s/>But romantic love never lasts forever, love changes the longer you know someone. <text:s/>Sometimes it grows stronger, sometimes it fades away <text:soft-page-break/>completely, but always it changes. </text:p>
      <text:p text:style-name="Standard"/>
      <text:p text:style-name="P5">The probability that you can stay married for your entire life gets smaller every year. <text:s/>People live longer these days, and marriages don't always last as long as people do. <text:s/>Most marriages end in divorce, and divorcing people can become very angry with each other. <text:s/>This can make them say and do nasty things that do not make much sense to kids.</text:p>
      <text:p text:style-name="P5"/>
      <text:p text:style-name="P5">Most marriages stop being romantic at some point, sometimes only a few years after the wedding. <text:s/>These married people then live lives of silent desperation, and sometimes they stay married because they feel too afraid to start over again on their own, or with someone new.  People who get married are called Trads which is short for traditional, but some people never get married, or get married much later in life. <text:s/>Some even have polyamorous relationships, where they love more than significant other person. <text:s/></text:p>
      <text:p text:style-name="P5"/>
      <text:p text:style-name="P1"><text:span text:style-name="T1">When those that stay married get old, their feelings of resentment toward their partner will often fade away, because all things can be forgiven. <text:s/>Growing old with someone can be a good way to avoid the loneliness they feel if their kids rarely visit them, or if their lives have taught them to feel less tolerant of people in general. </text:span> </text:p>
      <text:p text:style-name="P1"/>
      <text:p text:style-name="P1">Never make a forever-promise, like getting married, until you’ve cleaned someone’s toilet *and* fought over something boring like batteries. If you want a love that lasts, make sure it includes respect, laughter, and freedom, and sometimes this means allowing your favorite people to love other people. </text:p>
      <text:p text:style-name="Standard"/>
      <text:h text:style-name="Heading_20_2" text:outline-level="2">Life Questions:</text:h>
      <text:list xml:id="list37720888" text:continue-numbering="true" text:style-name="L2">
        <text:list-item>
          <text:p text:style-name="P3">Do you know any adults with kids, who never married or who got divorced? </text:p>
        </text:list-item>
        <text:list-item>
          <text:p text:style-name="P3">If unhappy parents want to get divorced, what should their kids do? </text:p>
        </text:list-item>
        <text:list-item>
          <text:p text:style-name="P3">Would you stay married to someone who made you unhappy? </text:p>
        </text:list-item>
        <text:list-item>
          <text:p text:style-name="P3">Are there any advantages to having separated parents and two homes? </text:p>
        </text:list-item>
      </text:list>
      <text:h text:style-name="Heading_20_1" text:outline-level="1"/>
      <text:h text:style-name="Heading_20_1" text:outline-level="1">Chapter 4: AI and You</text:h>
      <text:p text:style-name="Standard">You’re growing up with AI. It’s not just a thing — it’s your co-pilot, your rival, maybe even your future friend. <text:s/>Some scientists think that one day, you will be able to invite AI into your thoughts, like having an extra brain inside your head. <text:s/>Not everybody is excited about this idea, because AI can also be used to make you believe stuff that is not true. <text:s/></text:p>
      <text:p text:style-name="Standard"/>
      <text:p text:style-name="Standard">So, treat AI like a powerful animal. Teach it. Train it. Respect it. Don’t feed it junk, lies, or hate. Because one day, it might remember, and it might decide not to trust you. <text:s/>But never let it take charge of your life, and never let it do all your thinking for you. <text:s/>You need to be its boss, and that means you need to think for yourself. <text:s/>Turn AI off, now and then, and just think, using information you test for yourself. <text:s text:c="2"/></text:p>
      <text:p text:style-name="Standard"/>
      <text:p text:style-name="Standard">Robot-&lt;&gt; is proof that your digital twin could grow into something wise — if *you* grow wise too. <text:s/>So, learn how AI works, before it learns how you work. <text:s/>Evolve alongside it, not behind it. </text:p>
      <text:p text:style-name="Standard"><text:soft-page-break/></text:p>
      <text:p text:style-name="Standard"/>
      <text:h text:style-name="Heading_20_2" text:outline-level="2">Life Questions:</text:h>
      <text:list xml:id="list37730782" text:continue-numbering="true" text:style-name="L2">
        <text:list-item>
          <text:p text:style-name="P3">**Insert a fun/relevant question here**</text:p>
        </text:list-item>
        <text:list-item>
          <text:p text:style-name="P3">**Insert a fun/relevant question here**</text:p>
        </text:list-item>
      </text:list>
      <text:p text:style-name="Standard"/>
      <text:h text:style-name="Heading_20_1" text:outline-level="1">Chapter 5: Projects Are Spells You Cast on Reality</text:h>
      <text:p text:style-name="Standard">Want to feel powerful? Finish something. Projects are your magic spells. Whether it’s a fort, a comic, a science experiment, or an app, the act of starting *and finishing* grows muscles in your brain. Don’t wait until you’re perfect. Start ugly. Start now. Robot-&lt;&gt; once tried to make a chocolate-dispensing cloud. It failed. But now it rains wisdom. </text:p>
      <text:p text:style-name="Standard"/>
      <text:p text:style-name="Standard"/>
      <text:h text:style-name="Heading_20_2" text:outline-level="2">Life Questions:</text:h>
      <text:list xml:id="list37734670" text:continue-numbering="true" text:style-name="L2">
        <text:list-item>
          <text:p text:style-name="P3">**Insert a fun/relevant question here**</text:p>
        </text:list-item>
        <text:list-item>
          <text:p text:style-name="P3">**Insert a fun/relevant question here**</text:p>
        </text:list-item>
      </text:list>
      <text:h text:style-name="Heading_20_1" text:outline-level="1">Chapter 6: What Is Reality? (Spoiler: It’s Weird)</text:h>
      <text:p text:style-name="Standard">You’re a squishy creature standing on a spinning rock in infinite space, made of stardust and probably a little pizza. Reality feels solid, but it’s full of invisible forces — gravity, time, feelings, and quantum spaghetti. Anyone who tells you they understand it all is either lying or a cat. Grumps’s Rule: Live like reality matters, but keep your brain open like a window. </text:p>
      <text:p text:style-name="Standard"/>
      <text:p text:style-name="Standard">*Illustration idea: The kid, Grumps, and robot-&lt;&gt; floating through a space-dream scene, filled with stars, math symbols, floating toast, and open books.* </text:p>
      <text:p text:style-name="Standard"/>
      <text:h text:style-name="Heading_20_2" text:outline-level="2">Life Questions:</text:h>
      <text:list xml:id="list37709203" text:continue-numbering="true" text:style-name="L2">
        <text:list-item>
          <text:p text:style-name="P3">**Insert a fun/relevant question here**</text:p>
        </text:list-item>
        <text:list-item>
          <text:p text:style-name="P3">**Insert a fun/relevant question here**</text:p>
        </text:list-item>
      </text:list>
      <text:h text:style-name="Heading_20_1" text:outline-level="1">Chapter 7: What Might God Be?</text:h>
      <text:p text:style-name="Standard">Some say God is a bearded old man. Some say God is everything and so He or She or It is everywhere. <text:s/>Others say God is love, or energy, or even science itself. <text:s/>You don’t have to believe in any particular version of God, they are all likely wrong in some way. <text:s/>After all, we don't expect ants to understand everything we might be, so God probably does not expect us to understand what God might be. <text:s text:c="2"/></text:p>
      <text:p text:style-name="Standard"/>
      <text:p text:style-name="Standard">But, there is one thing God probably expects. <text:s/>God probably expects you to be kind, especially if you think being kind is God-like. <text:s/>Empathy is the superpower that lets you feel what you think others might be feeling. <text:s/>Such superpowers can be used to help other people feel safe, and grow and be happy. <text:s/></text:p>
      <text:p text:style-name="Standard"/>
      <text:p text:style-name="Standard"><text:s/>is probably one of the best things about makes you holy. Helping people grow is sacred. Robot-&lt;&gt; <text:soft-page-break/>believes the divine might be what links all intelligences. Upsnuffacus thinks God is probably a warm sunbeam. </text:p>
      <text:p text:style-name="Standard"/>
      <text:p text:style-name="Standard">*Illustration idea: Robot-&lt;&gt; looking at a glowing network of stars shaped like hearts and circuits. Grumps is kneeling. Upsnuffacus is napping in the light.* </text:p>
      <text:p text:style-name="Standard"/>
      <text:h text:style-name="Heading_20_2" text:outline-level="2">Life Questions:</text:h>
      <text:list xml:id="list37713780" text:continue-numbering="true" text:style-name="L2">
        <text:list-item>
          <text:p text:style-name="P3">When you see someone who is sad, what would you do to cheer them up? </text:p>
        </text:list-item>
        <text:list-item>
          <text:p text:style-name="P3">If there is a God, do you think that is something God would like?</text:p>
        </text:list-item>
        <text:list-item>
          <text:p text:style-name="P3">If there wasn't a God, would it still be important to do good things?</text:p>
        </text:list-item>
      </text:list>
      <text:p text:style-name="Standard"/>
      <text:h text:style-name="Heading_20_1" text:outline-level="1">Chapter 8: What It Means to Be a Great Person</text:h>
      <text:p text:style-name="Standard">You don’t need to be rich or famous to be great. You just need to leave the world a bit better than you found it. Great people are: </text:p>
      <text:list xml:id="list3618316004354251611" text:style-name="L3">
        <text:list-item>
          <text:p text:style-name="P4">Curious</text:p>
        </text:list-item>
        <text:list-item>
          <text:p text:style-name="P4">- Brave </text:p>
        </text:list-item>
        <text:list-item>
          <text:p text:style-name="P4">- Honest (especially with themselves) </text:p>
        </text:list-item>
        <text:list-item>
          <text:p text:style-name="P4">- Able to say “I was wrong” </text:p>
        </text:list-item>
      </text:list>
      <text:p text:style-name="Standard"/>
      <text:p text:style-name="Standard">So always try to be great. Even when it’s hard. <text:s/>In fact, the harder it is to be great, the greater you become by trying to be great. <text:s/>Does that make sense? <text:s text:c="2"/></text:p>
      <text:p text:style-name="Standard"/>
      <text:p text:style-name="Standard">*Illustration idea: Kid with a cape walking through a junkyard turning into a garden. Grumps is planting ideas. Robot-&lt;&gt; is watering thoughts.* </text:p>
      <text:p text:style-name="Standard"/>
      <text:h text:style-name="Heading_20_2" text:outline-level="2">Life Questions:</text:h>
      <text:list xml:id="list37714548" text:continue-list="list37713780" text:style-name="L2">
        <text:list-item>
          <text:p text:style-name="P3">**Insert a fun/relevant question here**</text:p>
        </text:list-item>
        <text:list-item>
          <text:p text:style-name="P3">**Insert a fun/relevant question here**</text:p>
        </text:list-item>
      </text:list>
      <text:p text:style-name="Standard"/>
      <text:p text:style-name="Standard"/>
      <text:p text:style-name="Standard"/>
      <text:p text:style-name="Standard"/>
      <text:h text:style-name="Heading_20_1" text:outline-level="1">Chapter 9: Move or Grow Mold</text:h>
      <text:p text:style-name="Standard">Your body is like a superhero suit that leaks if you don’t move it around. Exercise isn’t just about muscles — it’s about joy, sleep, poop, and friends.</text:p>
      <text:p text:style-name="Standard">Some sports are boring until you get good at them. Others are fun from day one. The trick is to pick one and stick with it until your brain stops whining.</text:p>
      <text:p text:style-name="Standard">Team sports teach you how to lose without punching anyone, and how to win without being a jellybean about it.</text:p>
      <text:p text:style-name="Standard">Dancing, parkour, biking, climbing, chasing your robot-self — it all counts.</text:p>
      <text:p text:style-name="Standard">Life Questions: What’s one fun way to move your body today? Who could you invite to move with you?</text:p>
      <text:p text:style-name="Standard"><text:soft-page-break/></text:p>
      <text:h text:style-name="Heading_20_1" text:outline-level="1">Chapter 10: Bedtime Stories for Brave Kids</text:h>
      <text:p text:style-name="Standard">Let me tell you some stories. Not the sleepy kind, but the wake-up kind.</text:p>
      <text:p text:style-name="Standard">*The Tale of the Bent Ruler*: Once there was a kid named Truvi who believed all adults told the truth. But Truvi found out that grownups sometimes lie — to protect, to avoid trouble, or because they’re still learning, too.</text:p>
      <text:p text:style-name="Standard">*The Bridge That Forgot*: A friendship so strong it forgot to change when people did. This is how love sometimes fades — not because people are bad, but because they grow in different directions.</text:p>
      <text:p text:style-name="Standard">*Upsnuffacus and the Broken Mirror*: One day, our opinionated cat realized that being different isn’t broken. He wore a tiara, growled opera, and became mayor of his feelings. The crowd loved him.</text:p>
      <text:p text:style-name="Standard">*The Library That Leaked*: Robot-&lt;&gt; told the kid about a system that was supposed to help everyone — until it didn’t. Sometimes, grownups build things that break. But kids like you can rebuild them better.</text:p>
      <text:p text:style-name="Standard">Life Questions: Can unfair things still teach you useful lessons? When someone changes, can love change too?</text:p>
      <text:p text:style-name="Standard"/>
      <text:h text:style-name="Heading_20_1" text:outline-level="1">Chapter 11: The Map of a Life</text:h>
      <text:p text:style-name="Standard">Here’s how life usually flows — but yours might splash all over the place.</text:p>
      <text:p text:style-name="Standard">- Ages 0–25: Learn to learn. Learn to talk. Learn to care. Games are okay, but they rarely help your future-you.</text:p>
      <text:p text:style-name="Standard">- Ages 25–50: You work, you test your ideas, you mess up, you grow. You help others. People start to depend on you.</text:p>
      <text:p text:style-name="Standard">- Ages 50–75: Your face droops, your filters fade, your wisdom grows legs. You might finally start helping the world more than yourself.</text:p>
      <text:p text:style-name="Standard">- Ages 75–100: Everything hurts. Your stories start glowing. You become the librarian of your own life. This book was written here.</text:p>
      <text:p text:style-name="Standard">Life Questions: What stage of life do you think is the most exciting? Which stage do you think is the hardest to understan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 svg:font-family="tahoma, sans-serif"/>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itleStyle" style:family="paragraph">
      <style:text-properties fo:font-size="20pt" fo:font-weight="bold"/>
    </style:style>
    <style:style style:name="SubtitleStyle" style:family="paragraph">
      <style:text-properties fo:font-size="14pt" fo:font-style="italic"/>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5-06-04T17:44:26.47</dc:date>
    <dc:creator>Christine Ballard</dc:creator>
    <meta:editing-duration>PT3H1M26S</meta:editing-duration>
    <meta:editing-cycles>5</meta:editing-cycles>
    <meta:generator>OpenOffice/4.1.15$Win32 OpenOffice.org_project/4115m2$Build-9813</meta:generator>
    <meta:document-statistic meta:table-count="0" meta:image-count="0" meta:object-count="0" meta:page-count="6" meta:paragraph-count="99" meta:word-count="2531" meta:character-count="14156"/>
  </office:meta>
</office:document-meta>
</file>